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83cm" fo:min-width="0.39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83cm" fo:min-width="0.40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83cm" fo:min-width="0.428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02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01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26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23cm"/>
    </style:style>
    <style:style style:name="gr9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42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56cm" svg:y="-0.0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95cm" svg:height="0.333cm" svg:x="5.817cm" svg:y="1.2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03cm" svg:height="0.333cm" svg:x="8.517cm" svg:y="1.2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28cm" svg:height="0.333cm" svg:x="14.951cm" svg:y="1.2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2cm" svg:height="0.333cm" svg:x="10.422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01cm" svg:height="0.333cm" svg:x="9.481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02cm" svg:height="0.333cm" svg:x="12.224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01cm" svg:height="0.333cm" svg:x="11.285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926cm" svg:height="0.333cm" svg:x="17.774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23cm" svg:height="0.333cm" svg:x="16.811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927cm" svg:height="0.333cm" svg:x="14.071cm" svg:y="1.2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8T18:08:28.794786197</dc:date>
    <meta:editing-duration>PT1H27M23S</meta:editing-duration>
    <meta:editing-cycles>26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5.16cm" svg:y="0cm" style:legend-expansion="custom" chartooo:width="15.84cm" chartooo:height="0.863cm" style:legend-expansion-aspect-ratio="18.3545770567787" chart:style-name="ch2"/>
        <chart:plot-area chart:style-name="ch3" chart:data-source-has-labels="both" svg:x="1.124cm" svg:y="1.296cm" svg:width="19.448cm" svg:height="8.244cm">
          <chartooo:coordinate-region svg:x="2.089cm" svg:y="1.548cm" svg:width="18.483cm" svg:height="5.334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14.6762281922295">
                <text:p>14.6762281922295</text:p>
              </table:table-cell>
              <table:table-cell office:value-type="float" office:value="11.1181562301383">
                <text:p>11.1181562301383</text:p>
              </table:table-cell>
              <table:table-cell office:value-type="float" office:value="14.3951234760863">
                <text:p>14.3951234760863</text:p>
              </table:table-cell>
              <table:table-cell office:value-type="float" office:value="14.2595647555987">
                <text:p>14.2595647555987</text:p>
              </table:table-cell>
              <table:table-cell office:value-type="float" office:value="14.5044575273339">
                <text:p>14.5044575273339</text:p>
              </table:table-cell>
              <table:table-cell office:value-type="float" office:value="13.0133395662554">
                <text:p>13.0133395662554</text:p>
              </table:table-cell>
              <table:table-cell office:value-type="float" office:value="14.0904485585337">
                <text:p>14.0904485585337</text:p>
              </table:table-cell>
              <table:table-cell office:value-type="float" office:value="14.1960098828512">
                <text:p>14.1960098828512</text:p>
              </table:table-cell>
              <table:table-cell office:value-type="float" office:value="10.3041614820959">
                <text:p>10.3041614820959</text:p>
              </table:table-cell>
              <table:table-cell office:value-type="float" office:value="21.698538349788">
                <text:p>21.698538349788</text:p>
              </table:table-cell>
              <table:table-cell office:value-type="float" office:value="23.4375582768695">
                <text:p>23.4375582768695</text:p>
              </table:table-cell>
              <table:table-cell office:value-type="float" office:value="15.0127953650901">
                <text:p>15.0127953650901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14.9951778389747">
                <text:p>14.9951778389747</text:p>
              </table:table-cell>
              <table:table-cell office:value-type="float" office:value="23.0610513324849">
                <text:p>23.0610513324849</text:p>
              </table:table-cell>
              <table:table-cell office:value-type="float" office:value="15.1642721906671">
                <text:p>15.1642721906671</text:p>
              </table:table-cell>
              <table:table-cell office:value-type="float" office:value="9.97815314115202">
                <text:p>9.97815314115202</text:p>
              </table:table-cell>
              <table:table-cell office:value-type="float" office:value="23.2440658620617">
                <text:p>23.2440658620617</text:p>
              </table:table-cell>
              <table:table-cell office:value-type="float" office:value="NaN">
                <text:p>NaN</text:p>
              </table:table-cell>
              <table:table-cell office:value-type="float" office:value="15.6895243264244">
                <text:p>15.6895243264244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20.8402012201648">
                <text:p>20.8402012201648</text:p>
              </table:table-cell>
              <table:table-cell office:value-type="float" office:value="20.7711631003904">
                <text:p>20.7711631003904</text:p>
              </table:table-cell>
              <table:table-cell office:value-type="float" office:value="20.3043361764837">
                <text:p>20.3043361764837</text:p>
              </table:table-cell>
              <table:table-cell office:value-type="float" office:value="20.6130934894127">
                <text:p>20.6130934894127</text:p>
              </table:table-cell>
              <table:table-cell office:value-type="float" office:value="20.2539949537426">
                <text:p>20.2539949537426</text:p>
              </table:table-cell>
              <table:table-cell office:value-type="float" office:value="21.0795198423961">
                <text:p>21.0795198423961</text:p>
              </table:table-cell>
              <table:table-cell office:value-type="float" office:value="20.4365846919038">
                <text:p>20.4365846919038</text:p>
              </table:table-cell>
              <table:table-cell office:value-type="float" office:value="20.0984923609594">
                <text:p>20.0984923609594</text:p>
              </table:table-cell>
              <table:table-cell office:value-type="float" office:value="19.5797041338311">
                <text:p>19.5797041338311</text:p>
              </table:table-cell>
              <table:table-cell office:value-type="float" office:value="23.0003854250052">
                <text:p>23.0003854250052</text:p>
              </table:table-cell>
              <table:table-cell office:value-type="float" office:value="24.7706222415615">
                <text:p>24.7706222415615</text:p>
              </table:table-cell>
              <table:table-cell office:value-type="float" office:value="20.814226887154">
                <text:p>20.814226887154</text:p>
              </table:table-cell>
              <table:table-cell office:value-type="float" office:value="21.7842536837995">
                <text:p>21.7842536837995</text:p>
              </table:table-cell>
              <table:table-cell office:value-type="float" office:value="22.4875379091575">
                <text:p>22.4875379091575</text:p>
              </table:table-cell>
              <table:table-cell office:value-type="float" office:value="24.8736935477651">
                <text:p>24.8736935477651</text:p>
              </table:table-cell>
              <table:table-cell office:value-type="float" office:value="18.6732004306344">
                <text:p>18.6732004306344</text:p>
              </table:table-cell>
              <table:table-cell office:value-type="float" office:value="21.4698673202963">
                <text:p>21.4698673202963</text:p>
              </table:table-cell>
              <table:table-cell office:value-type="float" office:value="24.4890194669316">
                <text:p>24.4890194669316</text:p>
              </table:table-cell>
              <table:table-cell office:value-type="float" office:value="NaN">
                <text:p>NaN</text:p>
              </table:table-cell>
              <table:table-cell office:value-type="float" office:value="21.4633276045328">
                <text:p>21.4633276045328</text:p>
              </table:table-cell>
            </table:table-row>
            <table:table-row>
              <table:table-cell office:value-type="string">
                <text:p>SWITCH(IPC=3.5)</text:p>
              </table:table-cell>
              <table:table-cell office:value-type="float" office:value="14.6762281922295">
                <text:p>14.6762281922295</text:p>
              </table:table-cell>
              <table:table-cell office:value-type="float" office:value="12.940134983808">
                <text:p>12.940134983808</text:p>
              </table:table-cell>
              <table:table-cell office:value-type="float" office:value="14.7490287143304">
                <text:p>14.7490287143304</text:p>
              </table:table-cell>
              <table:table-cell office:value-type="float" office:value="14.3375290953877">
                <text:p>14.3375290953877</text:p>
              </table:table-cell>
              <table:table-cell office:value-type="float" office:value="14.4982338099243">
                <text:p>14.4982338099243</text:p>
              </table:table-cell>
              <table:table-cell office:value-type="float" office:value="13.0852964255305">
                <text:p>13.0852964255305</text:p>
              </table:table-cell>
              <table:table-cell office:value-type="float" office:value="14.4837432071475">
                <text:p>14.4837432071475</text:p>
              </table:table-cell>
              <table:table-cell office:value-type="float" office:value="14.4476192076911">
                <text:p>14.4476192076911</text:p>
              </table:table-cell>
              <table:table-cell office:value-type="float" office:value="19.575556477257">
                <text:p>19.575556477257</text:p>
              </table:table-cell>
              <table:table-cell office:value-type="float" office:value="22.9980135788194">
                <text:p>22.9980135788194</text:p>
              </table:table-cell>
              <table:table-cell office:value-type="float" office:value="24.7134332069373">
                <text:p>24.7134332069373</text:p>
              </table:table-cell>
              <table:table-cell office:value-type="float" office:value="19.7737103960718">
                <text:p>19.7737103960718</text:p>
              </table:table-cell>
              <table:table-cell office:value-type="float" office:value="15.262335847428">
                <text:p>15.262335847428</text:p>
              </table:table-cell>
              <table:table-cell office:value-type="float" office:value="22.4701084114756">
                <text:p>22.4701084114756</text:p>
              </table:table-cell>
              <table:table-cell office:value-type="float" office:value="23.234602182884">
                <text:p>23.234602182884</text:p>
              </table:table-cell>
              <table:table-cell office:value-type="float" office:value="15.1735531053941">
                <text:p>15.1735531053941</text:p>
              </table:table-cell>
              <table:table-cell office:value-type="float" office:value="21.5018383332445">
                <text:p>21.5018383332445</text:p>
              </table:table-cell>
              <table:table-cell office:value-type="float" office:value="24.2226966244637">
                <text:p>24.2226966244637</text:p>
              </table:table-cell>
              <table:table-cell office:value-type="float" office:value="NaN">
                <text:p>NaN</text:p>
              </table:table-cell>
              <table:table-cell office:value-type="float" office:value="17.8968701000013">
                <text:p>17.8968701000013</text:p>
              </table:table-cell>
            </table:table-row>
            <table:table-row>
              <table:table-cell office:value-type="string">
                <text:p>SWITCH(ISR=10)</text:p>
              </table:table-cell>
              <table:table-cell office:value-type="float" office:value="14.7297441935139">
                <text:p>14.7297441935139</text:p>
              </table:table-cell>
              <table:table-cell office:value-type="float" office:value="20.2430313852486">
                <text:p>20.2430313852486</text:p>
              </table:table-cell>
              <table:table-cell office:value-type="float" office:value="14.7479122940205">
                <text:p>14.7479122940205</text:p>
              </table:table-cell>
              <table:table-cell office:value-type="float" office:value="14.5262253960362">
                <text:p>14.5262253960362</text:p>
              </table:table-cell>
              <table:table-cell office:value-type="float" office:value="14.4938603868797">
                <text:p>14.4938603868797</text:p>
              </table:table-cell>
              <table:table-cell office:value-type="float" office:value="13.1462343690001">
                <text:p>13.1462343690001</text:p>
              </table:table-cell>
              <table:table-cell office:value-type="float" office:value="14.6771668048264">
                <text:p>14.6771668048264</text:p>
              </table:table-cell>
              <table:table-cell office:value-type="float" office:value="15.5991058372691">
                <text:p>15.5991058372691</text:p>
              </table:table-cell>
              <table:table-cell office:value-type="float" office:value="19.575556477257">
                <text:p>19.575556477257</text:p>
              </table:table-cell>
              <table:table-cell office:value-type="float" office:value="22.9980135788194">
                <text:p>22.9980135788194</text:p>
              </table:table-cell>
              <table:table-cell office:value-type="float" office:value="24.7650276620874">
                <text:p>24.7650276620874</text:p>
              </table:table-cell>
              <table:table-cell office:value-type="float" office:value="18.6552525947961">
                <text:p>18.6552525947961</text:p>
              </table:table-cell>
              <table:table-cell office:value-type="float" office:value="19.5400645307137">
                <text:p>19.5400645307137</text:p>
              </table:table-cell>
              <table:table-cell office:value-type="float" office:value="22.4666225119392">
                <text:p>22.4666225119392</text:p>
              </table:table-cell>
              <table:table-cell office:value-type="float" office:value="23.1690385282888">
                <text:p>23.1690385282888</text:p>
              </table:table-cell>
              <table:table-cell office:value-type="float" office:value="15.427293314029">
                <text:p>15.427293314029</text:p>
              </table:table-cell>
              <table:table-cell office:value-type="float" office:value="21.5018383332445">
                <text:p>21.5018383332445</text:p>
              </table:table-cell>
              <table:table-cell office:value-type="float" office:value="23.9859652089366">
                <text:p>23.9859652089366</text:p>
              </table:table-cell>
              <table:table-cell office:value-type="float" office:value="NaN">
                <text:p>NaN</text:p>
              </table:table-cell>
              <table:table-cell office:value-type="float" office:value="18.5693307448281">
                <text:p>18.5693307448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